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TreeModelDefinition.create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avaTreeModelDefinition.setModelBeanRef( String bea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TreeModelDefinition.setBeanFactory(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